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164cm" fo:min-width="0.68cm" fo:wrap-option="wrap" text:animation-delay="P0D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11.9cm"/>
    </style:style>
    <style:style style:name="gr3" style:family="graphic" style:parent-style-name="standard">
      <style:graphic-properties draw:textarea-horizontal-align="justify" draw:textarea-vertical-align="middle" draw:auto-grow-height="false" fo:min-height="0.941cm" fo:min-width="8.205cm"/>
    </style:style>
    <style:style style:name="gr4" style:family="graphic" style:parent-style-name="standard">
      <style:graphic-properties draw:textarea-horizontal-align="justify" draw:textarea-vertical-align="middle" draw:auto-grow-height="false" fo:min-height="0.94cm" fo:min-width="8.205cm"/>
    </style:style>
    <style:style style:name="gr5" style:family="graphic" style:parent-style-name="standard">
      <style:graphic-properties draw:textarea-horizontal-align="justify" draw:textarea-vertical-align="middle" draw:auto-grow-height="false" fo:min-height="0.939cm" fo:min-width="8.205cm"/>
    </style:style>
    <style:style style:name="gr6" style:family="graphic" style:parent-style-name="standard">
      <style:graphic-properties draw:textarea-horizontal-align="justify" draw:textarea-vertical-align="middle" draw:auto-grow-height="false" fo:min-height="0.94cm" fo:min-width="4.1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94cm" fo:min-width="8.206cm"/>
    </style:style>
    <style:style style:name="gr9" style:family="graphic" style:parent-style-name="standard">
      <style:graphic-properties draw:textarea-horizontal-align="justify" draw:textarea-vertical-align="middle" draw:auto-grow-height="false" fo:min-height="0.67cm" fo:min-width="2.894cm"/>
    </style:style>
    <style:style style:name="gr10" style:family="graphic" style:parent-style-name="standard">
      <style:graphic-properties draw:textarea-horizontal-align="justify" draw:textarea-vertical-align="middle" draw:auto-grow-height="false" fo:min-height="1.942cm" fo:min-width="2.894cm"/>
    </style:style>
    <style:style style:name="gr11" style:family="graphic" style:parent-style-name="standard">
      <style:graphic-properties draw:textarea-horizontal-align="justify" draw:textarea-vertical-align="middle" draw:auto-grow-height="false" fo:min-height="4.25cm" fo:min-width="4cm"/>
    </style:style>
    <style:style style:name="gr12" style:family="graphic" style:parent-style-name="standard">
      <style:graphic-properties draw:textarea-horizontal-align="justify" draw:textarea-vertical-align="middle" draw:auto-grow-height="false" fo:min-height="0.6cm" fo:min-width="2.188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3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1.18cm" svg:height="13.414cm" svg:x="1.239cm" svg:y="9.074cm">
          <text:p text:style-name="P1">哈夫曼编码译码器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4cm" svg:height="1.4cm" svg:x="4.4cm" svg:y="1.5cm">
          <text:p text:style-name="P1">程序说明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8.705cm" svg:height="1.191cm" svg:x="4.695cm" svg:y="17.501cm">
          <text:p text:style-name="P1">int count_char()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8.705cm" svg:height="1.19cm" svg:x="4.657cm" svg:y="15.204cm">
          <text:p text:style-name="P1">void decoding()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8.705cm" svg:height="1.189cm" svg:x="4.657cm" svg:y="12.678cm">
          <text:p text:style-name="P1">void encoding_string()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8.705cm" svg:height="1.19cm" svg:x="4.695cm" svg:y="10.177cm">
          <text:p text:style-name="P1">void encoding_char()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8.705cm" svg:height="1.189cm" svg:x="4.695cm" svg:y="7.333cm">
          <text:p text:style-name="P1">int findpos()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.705cm" svg:height="1.191cm" svg:x="4.695cm" svg:y="5.06cm">
          <text:p text:style-name="P1">huffman()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8.705cm" svg:height="1.19cm" svg:x="4.657cm" svg:y="19.699cm">
          <text:p text:style-name="P1">void write_content_from_file(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649cm" svg:height="1.19cm" svg:x="6.413cm" svg:y="3.5cm">
          <text:p text:style-name="P1">函数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2.419cm" svg:y1="15.781cm" svg:x2="4.657cm" svg:y2="20.294cm" draw:start-shape="id1" draw:start-glue-point="1" draw:end-shape="id2" draw:end-glue-point="3" svg:d="M2419 15781h1119v4513h1119" svg:viewBox="0 0 2239 4514">
          <text:p/>
        </draw:connector>
        <draw:connector draw:style-name="gr7" draw:text-style-name="P2" draw:layer="layout" svg:x1="2.419cm" svg:y1="15.781cm" svg:x2="4.695cm" svg:y2="5.655cm" draw:start-shape="id1" draw:start-glue-point="1" draw:end-shape="id3" draw:end-glue-point="3" svg:d="M2419 15781h1138v-10126h1138" svg:viewBox="0 0 2277 10127">
          <text:p/>
        </draw:connector>
        <draw:connector draw:style-name="gr7" draw:text-style-name="P2" draw:layer="layout" svg:x1="2.419cm" svg:y1="15.781cm" svg:x2="4.695cm" svg:y2="7.927cm" draw:start-shape="id1" draw:start-glue-point="1" draw:end-shape="id4" draw:end-glue-point="3" svg:d="M2419 15781h1138v-7854h1138" svg:viewBox="0 0 2277 7855">
          <text:p/>
        </draw:connector>
        <draw:connector draw:style-name="gr7" draw:text-style-name="P2" draw:layer="layout" svg:x1="2.419cm" svg:y1="15.781cm" svg:x2="4.695cm" svg:y2="10.772cm" draw:start-shape="id1" draw:start-glue-point="1" draw:end-shape="id5" draw:end-glue-point="3" svg:d="M2419 15781h1138v-5009h1138" svg:viewBox="0 0 2277 5010">
          <text:p/>
        </draw:connector>
        <draw:connector draw:style-name="gr7" draw:text-style-name="P2" draw:layer="layout" svg:x1="2.419cm" svg:y1="15.781cm" svg:x2="4.657cm" svg:y2="13.272cm" draw:start-shape="id1" draw:start-glue-point="1" draw:end-shape="id6" svg:d="M2419 15781h1119v-2509h1119" svg:viewBox="0 0 2239 2510">
          <text:p/>
        </draw:connector>
        <draw:connector draw:style-name="gr7" draw:text-style-name="P2" draw:layer="layout" svg:x1="2.419cm" svg:y1="15.781cm" svg:x2="4.657cm" svg:y2="15.799cm" draw:start-shape="id1" draw:start-glue-point="1" draw:end-shape="id7" svg:d="M2419 15781h1119v18h1119" svg:viewBox="0 0 2239 19">
          <text:p/>
        </draw:connector>
        <draw:connector draw:style-name="gr7" draw:text-style-name="P2" draw:layer="layout" svg:x1="2.419cm" svg:y1="15.781cm" svg:x2="4.695cm" svg:y2="18.096cm" draw:start-shape="id1" draw:end-shape="id8" draw:end-glue-point="3" svg:d="M2419 15781h1138v2315h1138" svg:viewBox="0 0 2277 2316">
          <text:p/>
        </draw:connector>
        <draw:custom-shape draw:style-name="gr3" draw:text-style-name="P1" xml:id="id9" draw:id="id9" draw:layer="layout" svg:width="8.705cm" svg:height="1.191cm" svg:x="4.657cm" svg:y="24.233cm">
          <text:p text:style-name="P1">void write_huffman_to_file()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8.706cm" svg:height="1.19cm" svg:x="4.665cm" svg:y="26.61cm">
          <text:p text:style-name="P1">int read_huffman_from_file()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2.419cm" svg:y1="15.781cm" svg:x2="4.657cm" svg:y2="24.828cm" draw:start-shape="id1" draw:start-glue-point="1" draw:end-shape="id9" draw:end-glue-point="3" svg:d="M2419 15781h1119v9047h1119" svg:viewBox="0 0 2239 9048">
          <text:p/>
        </draw:connector>
        <draw:connector draw:style-name="gr7" draw:text-style-name="P2" draw:layer="layout" svg:x1="2.419cm" svg:y1="15.781cm" svg:x2="4.665cm" svg:y2="27.205cm" draw:start-shape="id1" draw:start-glue-point="1" draw:end-shape="id10" draw:end-glue-point="3" svg:d="M2419 15781h1123v11424h1123" svg:viewBox="0 0 2247 11425">
          <text:p/>
        </draw:connector>
        <draw:custom-shape draw:style-name="gr3" draw:text-style-name="P1" xml:id="id13" draw:id="id13" draw:layer="layout" svg:width="8.705cm" svg:height="1.191cm" svg:x="4.657cm" svg:y="21.928cm">
          <text:p text:style-name="P1">void read_content_from_file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1" draw:id="id11" draw:layer="layout" svg:width="4.8cm" svg:height="1.3cm" svg:x="14.6cm" svg:y="25.3cm">
          <text:p text:style-name="P1">hfmtree.t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2" draw:id="id12" draw:layer="layout" svg:width="4.8cm" svg:height="3.1cm" svg:x="14.5cm" svg:y="19.9cm">
          <text:p text:style-name="P1">ToBeTra.txt</text:p>
          <text:p text:style-name="P1">CodeFile.txt</text:p>
          <text:p text:style-name="P1">Textfile.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3.362cm" svg:y1="24.828cm" svg:x2="15.303cm" svg:y2="25.49cm" draw:start-shape="id9" draw:start-glue-point="1" draw:end-shape="id11" draw:end-glue-point="5" svg:d="M13362 24828l1941 662" svg:viewBox="0 0 1942 663">
          <text:p/>
        </draw:connector>
        <draw:connector draw:style-name="gr7" draw:text-style-name="P2" draw:layer="layout" draw:type="line" svg:x1="15.303cm" svg:y1="26.41cm" svg:x2="13.371cm" svg:y2="27.205cm" draw:start-shape="id11" draw:start-glue-point="7" draw:end-shape="id10" svg:d="M15303 26410l-1932 795" svg:viewBox="0 0 1933 796">
          <text:p/>
        </draw:connector>
        <draw:connector draw:style-name="gr7" draw:text-style-name="P2" draw:layer="layout" draw:type="line" svg:x1="13.362cm" svg:y1="20.294cm" svg:x2="15.203cm" svg:y2="20.354cm" draw:start-shape="id2" draw:start-glue-point="1" draw:end-shape="id12" draw:end-glue-point="5" svg:d="M13362 20294l1841 60" svg:viewBox="0 0 1842 61">
          <text:p/>
        </draw:connector>
        <draw:connector draw:style-name="gr7" draw:text-style-name="P2" draw:layer="layout" draw:type="line" svg:x1="15.203cm" svg:y1="22.546cm" svg:x2="13.362cm" svg:y2="22.523cm" draw:start-shape="id12" draw:start-glue-point="7" draw:end-shape="id13" draw:end-glue-point="1" svg:d="M15203 22546l-1841-23" svg:viewBox="0 0 1842 24">
          <text:p/>
        </draw:connector>
        <draw:connector draw:style-name="gr7" draw:text-style-name="P2" draw:layer="layout" draw:type="curve" svg:x1="13.4cm" svg:y1="10.772cm" svg:x2="13.362cm" svg:y2="13.272cm" draw:start-shape="id5" draw:start-glue-point="1" draw:end-shape="id6" draw:end-glue-point="1" svg:d="M13400 10772c750 0 769 2500-38 2500" svg:viewBox="0 0 604 2501">
          <text:p/>
        </draw:connector>
        <draw:custom-shape draw:style-name="gr11" draw:text-style-name="P1" xml:id="id14" draw:id="id14" draw:layer="layout" svg:width="4.5cm" svg:height="4.5cm" svg:x="14.7cm" svg:y="5.1cm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cm" svg:height="1.2cm" svg:x="15cm" svg:y="3.5cm">
          <text:p text:style-name="P1">数据存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3.4cm" svg:y1="7.927cm" svg:x2="13.4cm" svg:y2="10.772cm" draw:start-shape="id4" draw:start-glue-point="1" draw:end-shape="id5" draw:end-glue-point="1" svg:d="M13400 7927c750 0 750 2845 0 2845" svg:viewBox="0 0 564 2846">
          <text:p/>
        </draw:connector>
        <draw:custom-shape draw:style-name="gr13" draw:text-style-name="P1" xml:id="id15" draw:id="id15" draw:layer="layout" svg:width="3.9cm" svg:height="1cm" svg:x="15.7cm" svg:y="10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3" draw:text-style-name="P1" xml:id="id19" draw:id="id19" draw:layer="layout" svg:width="3.9cm" svg:height="1cm" svg:x="15.7cm" svg:y="17.5cm">
          <text:p text:style-name="P1">pos</text:p>
          <draw:enhanced-geometry svg:viewBox="0 0 21600 21600" draw:type="rectangle" draw:enhanced-path="M 0 0 L 21600 0 21600 21600 0 21600 0 0 Z N"/>
        </draw:custom-shape>
        <draw:custom-shape draw:style-name="gr13" draw:text-style-name="P1" xml:id="id18" draw:id="id18" draw:layer="layout" svg:width="3.9cm" svg:height="1cm" svg:x="15.7cm" svg:y="16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13" draw:text-style-name="P1" xml:id="id17" draw:id="id17" draw:layer="layout" svg:width="3.9cm" svg:height="1cm" svg:x="15.7cm" svg:y="14cm">
          <text:p text:style-name="P1">right</text:p>
          <draw:enhanced-geometry svg:viewBox="0 0 21600 21600" draw:type="rectangle" draw:enhanced-path="M 0 0 L 21600 0 21600 21600 0 21600 0 0 Z N"/>
        </draw:custom-shape>
        <draw:custom-shape draw:style-name="gr13" draw:text-style-name="P1" xml:id="id16" draw:id="id16" draw:layer="layout" svg:width="3.9cm" svg:height="1cm" svg:x="15.7cm" svg:y="12cm">
          <text:p text:style-name="P1">freq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.7cm" svg:y1="7.35cm" svg:x2="15.7cm" svg:y2="10.8cm" draw:start-shape="id14" draw:start-glue-point="3" draw:end-shape="id15" draw:end-glue-point="3" svg:d="M14700 7350h-501v3450h1501" svg:viewBox="0 0 1502 3451">
          <text:p/>
        </draw:connector>
        <draw:connector draw:style-name="gr7" draw:text-style-name="P2" draw:layer="layout" svg:x1="14.7cm" svg:y1="7.35cm" svg:x2="15.7cm" svg:y2="12.5cm" draw:start-shape="id14" draw:start-glue-point="3" draw:end-shape="id16" draw:end-glue-point="3" svg:d="M14700 7350h-501v5150h1501" svg:viewBox="0 0 1502 5151">
          <text:p/>
        </draw:connector>
        <draw:connector draw:style-name="gr7" draw:text-style-name="P2" draw:layer="layout" svg:x1="14.7cm" svg:y1="7.35cm" svg:x2="15.7cm" svg:y2="14.5cm" draw:start-shape="id14" draw:start-glue-point="3" draw:end-shape="id17" draw:end-glue-point="3" svg:d="M14700 7350h-501v7150h1501" svg:viewBox="0 0 1502 7151">
          <text:p/>
        </draw:connector>
        <draw:connector draw:style-name="gr7" draw:text-style-name="P2" draw:layer="layout" svg:x1="14.7cm" svg:y1="7.35cm" svg:x2="15.7cm" svg:y2="16.5cm" draw:start-shape="id14" draw:start-glue-point="3" draw:end-shape="id18" svg:d="M14700 7350h-501v9150h1501" svg:viewBox="0 0 1502 9151">
          <text:p/>
        </draw:connector>
        <draw:connector draw:style-name="gr7" draw:text-style-name="P2" draw:layer="layout" svg:x1="14.7cm" svg:y1="7.35cm" svg:x2="15.7cm" svg:y2="18cm" draw:start-shape="id14" draw:start-glue-point="3" draw:end-shape="id19" draw:end-glue-point="3" svg:d="M14700 7350h-501v10650h1501" svg:viewBox="0 0 1502 10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9T19:38:39.132872131</meta:creation-date>
    <dc:date>2018-12-29T20:08:39.541366910</dc:date>
    <meta:editing-duration>PT29M55S</meta:editing-duration>
    <meta:editing-cycles>14</meta:editing-cycles>
    <meta:generator>LibreOffice/6.1.2.1$Linux_X86_64 LibreOffice_project/10$Build-1</meta:generator>
    <meta:document-statistic meta:object-count="42"/>
  </office:meta>
</office:document-meta>
</file>